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" style:family="table-cell" style:parent-style-name="Default">
      <style:table-cell-properties fo:wrap-option="wrap" style:shrink-to-fit="true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og(h)</text:p>
          </table:table-cell>
          <table:table-cell table:style-name="ce1" office:value-type="string">
            <text:p>Dyskretyzacja trzypunktowa</text:p>
          </table:table-cell>
          <table:table-cell table:style-name="ce2" office:value-type="string">
            <text:p>Dyskretyzacja Numerowa</text:p>
          </table:table-cell>
          <table:table-cell>
            <draw:frame table:end-cell-address="Arkusz1.O26" table:end-x="1.989cm" table:end-y="0.088cm" draw:z-index="0" draw:style-name="gr1" svg:width="26.794cm" svg:height="11.87cm" svg:x="0.035cm" svg:y="0.027cm">
              <draw:object draw:notify-on-update-of-ranges="Arkusz1.A2:Arkusz1.A21 Arkusz1.B1:Arkusz1.B1 Arkusz1.B2:Arkusz1.B21 Arkusz1.C1:Arkusz1.C1 Arkusz1.C2:Arkusz1.C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2.98506">
            <text:p>-2,98506</text:p>
          </table:table-cell>
          <table:table-cell office:value-type="float" office:value="-4.87891">
            <text:p>-4,87891</text:p>
          </table:table-cell>
          <table:table-cell/>
        </table:table-row>
        <table:table-row table:style-name="ro2">
          <table:table-cell office:value-type="float" office:value="-0.30103">
            <text:p>-0,30103</text:p>
          </table:table-cell>
          <table:table-cell office:value-type="float" office:value="-3.57719">
            <text:p>-3,57719</text:p>
          </table:table-cell>
          <table:table-cell office:value-type="float" office:value="-6.08002">
            <text:p>-6,08002</text:p>
          </table:table-cell>
          <table:table-cell/>
        </table:table-row>
        <table:table-row table:style-name="ro2">
          <table:table-cell office:value-type="float" office:value="-0.60206">
            <text:p>-0,60206</text:p>
          </table:table-cell>
          <table:table-cell office:value-type="float" office:value="-4.16382">
            <text:p>-4,16382</text:p>
          </table:table-cell>
          <table:table-cell office:value-type="float" office:value="-7.27045">
            <text:p>-7,27045</text:p>
          </table:table-cell>
          <table:table-cell/>
        </table:table-row>
        <table:table-row table:style-name="ro2">
          <table:table-cell office:value-type="float" office:value="-0.90309">
            <text:p>-0,90309</text:p>
          </table:table-cell>
          <table:table-cell office:value-type="float" office:value="-4.76434">
            <text:p>-4,76434</text:p>
          </table:table-cell>
          <table:table-cell office:value-type="float" office:value="-8.47346">
            <text:p>-8,47346</text:p>
          </table:table-cell>
          <table:table-cell/>
        </table:table-row>
        <table:table-row table:style-name="ro2">
          <table:table-cell office:value-type="float" office:value="-1.20412">
            <text:p>-1,20412</text:p>
          </table:table-cell>
          <table:table-cell office:value-type="float" office:value="-5.36476">
            <text:p>-5,36476</text:p>
          </table:table-cell>
          <table:table-cell office:value-type="float" office:value="-9.67603">
            <text:p>-9,67603</text:p>
          </table:table-cell>
          <table:table-cell/>
        </table:table-row>
        <table:table-row table:style-name="ro2">
          <table:table-cell office:value-type="float" office:value="-1.50515">
            <text:p>-1,50515</text:p>
          </table:table-cell>
          <table:table-cell office:value-type="float" office:value="-5.96678">
            <text:p>-5,96678</text:p>
          </table:table-cell>
          <table:table-cell office:value-type="float" office:value="-10.8786">
            <text:p>-10,8786</text:p>
          </table:table-cell>
          <table:table-cell/>
        </table:table-row>
        <table:table-row table:style-name="ro2">
          <table:table-cell office:value-type="float" office:value="-1.80618">
            <text:p>-1,80618</text:p>
          </table:table-cell>
          <table:table-cell office:value-type="float" office:value="-6.56883">
            <text:p>-6,56883</text:p>
          </table:table-cell>
          <table:table-cell office:value-type="float" office:value="-11.9925">
            <text:p>-11,9925</text:p>
          </table:table-cell>
          <table:table-cell/>
        </table:table-row>
        <table:table-row table:style-name="ro2">
          <table:table-cell office:value-type="float" office:value="-2.10721">
            <text:p>-2,10721</text:p>
          </table:table-cell>
          <table:table-cell office:value-type="float" office:value="-7.17086">
            <text:p>-7,17086</text:p>
          </table:table-cell>
          <table:table-cell office:value-type="float" office:value="-12.0842">
            <text:p>-12,0842</text:p>
          </table:table-cell>
          <table:table-cell/>
        </table:table-row>
        <table:table-row table:style-name="ro2">
          <table:table-cell office:value-type="float" office:value="-2.40824">
            <text:p>-2,40824</text:p>
          </table:table-cell>
          <table:table-cell office:value-type="float" office:value="-7.77292">
            <text:p>-7,77292</text:p>
          </table:table-cell>
          <table:table-cell office:value-type="float" office:value="-11.5208">
            <text:p>-11,5208</text:p>
          </table:table-cell>
          <table:table-cell/>
        </table:table-row>
        <table:table-row table:style-name="ro2">
          <table:table-cell office:value-type="float" office:value="-2.70927">
            <text:p>-2,70927</text:p>
          </table:table-cell>
          <table:table-cell office:value-type="float" office:value="-8.37499">
            <text:p>-8,37499</text:p>
          </table:table-cell>
          <table:table-cell office:value-type="float" office:value="-10.9092">
            <text:p>-10,9092</text:p>
          </table:table-cell>
          <table:table-cell/>
        </table:table-row>
        <table:table-row table:style-name="ro2">
          <table:table-cell office:value-type="float" office:value="-3.0103">
            <text:p>-3,0103</text:p>
          </table:table-cell>
          <table:table-cell office:value-type="float" office:value="-8.97698">
            <text:p>-8,97698</text:p>
          </table:table-cell>
          <table:table-cell office:value-type="float" office:value="-10.3064">
            <text:p>-10,3064</text:p>
          </table:table-cell>
          <table:table-cell/>
        </table:table-row>
        <table:table-row table:style-name="ro2">
          <table:table-cell office:value-type="float" office:value="-3.31133">
            <text:p>-3,31133</text:p>
          </table:table-cell>
          <table:table-cell office:value-type="float" office:value="-9.58208">
            <text:p>-9,58208</text:p>
          </table:table-cell>
          <table:table-cell office:value-type="float" office:value="-9.70385">
            <text:p>-9,70385</text:p>
          </table:table-cell>
          <table:table-cell/>
        </table:table-row>
        <table:table-row table:style-name="ro2">
          <table:table-cell office:value-type="float" office:value="-3.61236">
            <text:p>-3,61236</text:p>
          </table:table-cell>
          <table:table-cell office:value-type="float" office:value="-10.161">
            <text:p>-10,161</text:p>
          </table:table-cell>
          <table:table-cell office:value-type="float" office:value="-9.10041">
            <text:p>-9,10041</text:p>
          </table:table-cell>
          <table:table-cell/>
        </table:table-row>
        <table:table-row table:style-name="ro2">
          <table:table-cell office:value-type="float" office:value="-3.91339">
            <text:p>-3,91339</text:p>
          </table:table-cell>
          <table:table-cell office:value-type="float" office:value="-10.7445">
            <text:p>-10,7445</text:p>
          </table:table-cell>
          <table:table-cell office:value-type="float" office:value="-8.49821">
            <text:p>-8,49821</text:p>
          </table:table-cell>
          <table:table-cell/>
        </table:table-row>
        <table:table-row table:style-name="ro2">
          <table:table-cell office:value-type="float" office:value="-4.21442">
            <text:p>-4,21442</text:p>
          </table:table-cell>
          <table:table-cell office:value-type="float" office:value="-10.4607">
            <text:p>-10,4607</text:p>
          </table:table-cell>
          <table:table-cell office:value-type="float" office:value="-7.8973">
            <text:p>-7,8973</text:p>
          </table:table-cell>
          <table:table-cell/>
        </table:table-row>
        <table:table-row table:style-name="ro2">
          <table:table-cell office:value-type="float" office:value="-4.51545">
            <text:p>-4,51545</text:p>
          </table:table-cell>
          <table:table-cell office:value-type="float" office:value="-9.83394">
            <text:p>-9,83394</text:p>
          </table:table-cell>
          <table:table-cell office:value-type="float" office:value="-7.29471">
            <text:p>-7,29471</text:p>
          </table:table-cell>
          <table:table-cell/>
        </table:table-row>
        <table:table-row table:style-name="ro2">
          <table:table-cell office:value-type="float" office:value="-4.81648">
            <text:p>-4,81648</text:p>
          </table:table-cell>
          <table:table-cell office:value-type="float" office:value="-9.93694">
            <text:p>-9,93694</text:p>
          </table:table-cell>
          <table:table-cell office:value-type="float" office:value="-6.69396">
            <text:p>-6,69396</text:p>
          </table:table-cell>
          <table:table-cell/>
        </table:table-row>
        <table:table-row table:style-name="ro2">
          <table:table-cell office:value-type="float" office:value="-5.11751">
            <text:p>-5,11751</text:p>
          </table:table-cell>
          <table:table-cell office:value-type="float" office:value="-9.11219">
            <text:p>-9,11219</text:p>
          </table:table-cell>
          <table:table-cell office:value-type="float" office:value="-6.09145">
            <text:p>-6,09145</text:p>
          </table:table-cell>
          <table:table-cell/>
        </table:table-row>
        <table:table-row table:style-name="ro2">
          <table:table-cell office:value-type="float" office:value="-5.41854">
            <text:p>-5,41854</text:p>
          </table:table-cell>
          <table:table-cell office:value-type="float" office:value="-8.76292">
            <text:p>-8,76292</text:p>
          </table:table-cell>
          <table:table-cell office:value-type="float" office:value="-5.4896">
            <text:p>-5,4896</text:p>
          </table:table-cell>
          <table:table-cell/>
        </table:table-row>
        <table:table-row table:style-name="ro2">
          <table:table-cell office:value-type="float" office:value="-5.71957">
            <text:p>-5,71957</text:p>
          </table:table-cell>
          <table:table-cell office:value-type="float" office:value="-8.90837">
            <text:p>-8,90837</text:p>
          </table:table-cell>
          <table:table-cell office:value-type="float" office:value="-4.88756">
            <text:p>-4,88756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Kąty(rzędy dokładności):</text:p>
          </table:table-cell>
          <table:table-cell table:number-columns-repeated="3"/>
        </table:table-row>
        <table:table-row table:style-name="ro2">
          <table:table-cell/>
          <table:table-cell table:formula="of:=([.B4]-[.B3])/([.$A4]-[.$A3])" office:value-type="float" office:value="1.9487426502342">
            <text:p>1,9487426502</text:p>
          </table:table-cell>
          <table:table-cell table:formula="of:=([.C4]-[.C3])/([.$A4]-[.$A3])" office:value-type="float" office:value="3.95452280503604">
            <text:p>3,95452280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20.04.2015</text:date>, <text:time>09:43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0T09:43:22.72</dc:date>
    <dc:creator>Krzysztof Paradowski</dc:creator>
    <meta:generator>OpenOffice/4.1.1$Win32 OpenOffice.org_project/411m6$Build-9775</meta:generator>
    <meta:editing-duration>PT44M18S</meta:editing-duration>
    <meta:editing-cycles>6</meta:editing-cycles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795cm" svg:height="11.871cm" xlink:href=".." xlink:type="simple" chart:class="chart:line" chart:style-name="ch1">
        <chart:title svg:x="5.165cm" svg:y="0.373cm" chart:style-name="ch2">
          <text:p>Zależność maksymalnego błędu bezwzględnego rozwiązań równania od kroku sieci h</text:p>
        </chart:title>
        <chart:legend chart:legend-position="end" svg:x="21.112cm" svg:y="5.361cm" style:legend-expansion="high" chart:style-name="ch3"/>
        <chart:plot-area chart:style-name="ch4" table:cell-range-address="Arkusz1.A1:Arkusz1.C21" chart:data-source-has-labels="both" svg:x="1.573cm" svg:y="1.863cm" svg:width="18.469cm" svg:height="8.763cm">
          <chartooo:coordinate-region svg:x="2.235cm" svg:y="2.075cm" svg:width="17.08cm" svg:height="8.339cm"/>
          <chart:axis chart:dimension="x" chart:name="primary-x" chart:style-name="ch5" chartooo:axis-type="text">
            <chart:title svg:x="10.326cm" svg:y="10.864cm" chart:style-name="ch6">
              <text:p>log(h)</text:p>
            </chart:title>
            <chart:categories table:cell-range-address="Arkusz1.A2:Arkusz1.A21"/>
          </chart:axis>
          <chart:axis chart:dimension="y" chart:name="primary-y" chart:style-name="ch7">
            <chart:title svg:x="0.451cm" svg:y="6.949cm" chart:style-name="ch8">
              <text:p>log(błąd)</text:p>
            </chart:title>
            <chart:grid chart:style-name="ch9" chart:class="major"/>
          </chart:axis>
          <chart:series chart:style-name="ch10" chart:values-cell-range-address="Arkusz1.B2:Arkusz1.B21" chart:label-cell-address="Arkusz1.B1:Arkusz1.B1" chart:class="chart:line">
            <chart:data-point chart:repeated="20"/>
          </chart:series>
          <chart:series chart:style-name="ch11" chart:values-cell-range-address="Arkusz1.C2:Arkusz1.C21" chart:label-cell-address="Arkusz1.C1:Arkusz1.C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skretyzacja trzypunktowa</text:p>
                <draw:g>
                  <svg:desc>Arkusz1.B1:Arkusz1.B1</svg:desc>
                </draw:g>
              </table:table-cell>
              <table:table-cell office:value-type="string">
                <text:p>Dyskretyzacja Numerowa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2:Arkusz1.A21</svg:desc>
                </draw:g>
              </table:table-cell>
              <table:table-cell office:value-type="float" office:value="-2.98506">
                <text:p>-2.98506</text:p>
                <draw:g>
                  <svg:desc>Arkusz1.B2:Arkusz1.B21</svg:desc>
                </draw:g>
              </table:table-cell>
              <table:table-cell office:value-type="float" office:value="-4.87891">
                <text:p>-4.87891</text:p>
                <draw:g>
                  <svg:desc>Arkusz1.C2:Arkusz1.C21</svg:desc>
                </draw:g>
              </table:table-cell>
            </table:table-row>
            <table:table-row>
              <table:table-cell office:value-type="float" office:value="-0.30103">
                <text:p>-0</text:p>
              </table:table-cell>
              <table:table-cell office:value-type="float" office:value="-3.57719">
                <text:p>-3.57719</text:p>
              </table:table-cell>
              <table:table-cell office:value-type="float" office:value="-6.08002">
                <text:p>-6.08002</text:p>
              </table:table-cell>
            </table:table-row>
            <table:table-row>
              <table:table-cell office:value-type="float" office:value="-0.60206">
                <text:p>-0</text:p>
              </table:table-cell>
              <table:table-cell office:value-type="float" office:value="-4.16382">
                <text:p>-4.16382</text:p>
              </table:table-cell>
              <table:table-cell office:value-type="float" office:value="-7.27045">
                <text:p>-7.27045</text:p>
              </table:table-cell>
            </table:table-row>
            <table:table-row>
              <table:table-cell office:value-type="float" office:value="-0.90309">
                <text:p>-0</text:p>
              </table:table-cell>
              <table:table-cell office:value-type="float" office:value="-4.76434">
                <text:p>-4.76434</text:p>
              </table:table-cell>
              <table:table-cell office:value-type="float" office:value="-8.47346">
                <text:p>-8.47346</text:p>
              </table:table-cell>
            </table:table-row>
            <table:table-row>
              <table:table-cell office:value-type="float" office:value="-1.20412">
                <text:p>-</text:p>
              </table:table-cell>
              <table:table-cell office:value-type="float" office:value="-5.36476">
                <text:p>-5.36476</text:p>
              </table:table-cell>
              <table:table-cell office:value-type="float" office:value="-9.67603">
                <text:p>-9.67603</text:p>
              </table:table-cell>
            </table:table-row>
            <table:table-row>
              <table:table-cell office:value-type="float" office:value="-1.50515">
                <text:p>-</text:p>
              </table:table-cell>
              <table:table-cell office:value-type="float" office:value="-5.96678">
                <text:p>-5.96678</text:p>
              </table:table-cell>
              <table:table-cell office:value-type="float" office:value="-10.8786">
                <text:p>-10.8786</text:p>
              </table:table-cell>
            </table:table-row>
            <table:table-row>
              <table:table-cell office:value-type="float" office:value="-1.80618">
                <text:p>-</text:p>
              </table:table-cell>
              <table:table-cell office:value-type="float" office:value="-6.56883">
                <text:p>-6.56883</text:p>
              </table:table-cell>
              <table:table-cell office:value-type="float" office:value="-11.9925">
                <text:p>-11.9925</text:p>
              </table:table-cell>
            </table:table-row>
            <table:table-row>
              <table:table-cell office:value-type="float" office:value="-2.10721">
                <text:p>-</text:p>
              </table:table-cell>
              <table:table-cell office:value-type="float" office:value="-7.17086">
                <text:p>-7.17086</text:p>
              </table:table-cell>
              <table:table-cell office:value-type="float" office:value="-12.0842">
                <text:p>-12.0842</text:p>
              </table:table-cell>
            </table:table-row>
            <table:table-row>
              <table:table-cell office:value-type="float" office:value="-2.40824">
                <text:p>-</text:p>
              </table:table-cell>
              <table:table-cell office:value-type="float" office:value="-7.77292">
                <text:p>-7.77292</text:p>
              </table:table-cell>
              <table:table-cell office:value-type="float" office:value="-11.5208">
                <text:p>-11.5208</text:p>
              </table:table-cell>
            </table:table-row>
            <table:table-row>
              <table:table-cell office:value-type="float" office:value="-2.70927">
                <text:p>-</text:p>
              </table:table-cell>
              <table:table-cell office:value-type="float" office:value="-8.37499">
                <text:p>-8.37499</text:p>
              </table:table-cell>
              <table:table-cell office:value-type="float" office:value="-10.9092">
                <text:p>-10.9092</text:p>
              </table:table-cell>
            </table:table-row>
            <table:table-row>
              <table:table-cell office:value-type="float" office:value="-3.0103">
                <text:p>-</text:p>
              </table:table-cell>
              <table:table-cell office:value-type="float" office:value="-8.97698">
                <text:p>-8.97698</text:p>
              </table:table-cell>
              <table:table-cell office:value-type="float" office:value="-10.3064">
                <text:p>-10.3064</text:p>
              </table:table-cell>
            </table:table-row>
            <table:table-row>
              <table:table-cell office:value-type="float" office:value="-3.31133">
                <text:p>-</text:p>
              </table:table-cell>
              <table:table-cell office:value-type="float" office:value="-9.58208">
                <text:p>-9.58208</text:p>
              </table:table-cell>
              <table:table-cell office:value-type="float" office:value="-9.70385">
                <text:p>-9.70385</text:p>
              </table:table-cell>
            </table:table-row>
            <table:table-row>
              <table:table-cell office:value-type="float" office:value="-3.61236">
                <text:p>-</text:p>
              </table:table-cell>
              <table:table-cell office:value-type="float" office:value="-10.161">
                <text:p>-10.161</text:p>
              </table:table-cell>
              <table:table-cell office:value-type="float" office:value="-9.10041">
                <text:p>-9.10041</text:p>
              </table:table-cell>
            </table:table-row>
            <table:table-row>
              <table:table-cell office:value-type="float" office:value="-3.91339">
                <text:p>-</text:p>
              </table:table-cell>
              <table:table-cell office:value-type="float" office:value="-10.7445">
                <text:p>-10.7445</text:p>
              </table:table-cell>
              <table:table-cell office:value-type="float" office:value="-8.49821">
                <text:p>-8.49821</text:p>
              </table:table-cell>
            </table:table-row>
            <table:table-row>
              <table:table-cell office:value-type="float" office:value="-4.21442">
                <text:p>-</text:p>
              </table:table-cell>
              <table:table-cell office:value-type="float" office:value="-10.4607">
                <text:p>-10.4607</text:p>
              </table:table-cell>
              <table:table-cell office:value-type="float" office:value="-7.8973">
                <text:p>-7.8973</text:p>
              </table:table-cell>
            </table:table-row>
            <table:table-row>
              <table:table-cell office:value-type="float" office:value="-4.51545">
                <text:p>-</text:p>
              </table:table-cell>
              <table:table-cell office:value-type="float" office:value="-9.83394">
                <text:p>-9.83394</text:p>
              </table:table-cell>
              <table:table-cell office:value-type="float" office:value="-7.29471">
                <text:p>-7.29471</text:p>
              </table:table-cell>
            </table:table-row>
            <table:table-row>
              <table:table-cell office:value-type="float" office:value="-4.81648">
                <text:p>-</text:p>
              </table:table-cell>
              <table:table-cell office:value-type="float" office:value="-9.93694">
                <text:p>-9.93694</text:p>
              </table:table-cell>
              <table:table-cell office:value-type="float" office:value="-6.69396">
                <text:p>-6.69396</text:p>
              </table:table-cell>
            </table:table-row>
            <table:table-row>
              <table:table-cell office:value-type="float" office:value="-5.11751">
                <text:p>-10</text:p>
              </table:table-cell>
              <table:table-cell office:value-type="float" office:value="-9.11219">
                <text:p>-9.11219</text:p>
              </table:table-cell>
              <table:table-cell office:value-type="float" office:value="-6.09145">
                <text:p>-6.09145</text:p>
              </table:table-cell>
            </table:table-row>
            <table:table-row>
              <table:table-cell office:value-type="float" office:value="-5.41854">
                <text:p>-10</text:p>
              </table:table-cell>
              <table:table-cell office:value-type="float" office:value="-8.76292">
                <text:p>-8.76292</text:p>
              </table:table-cell>
              <table:table-cell office:value-type="float" office:value="-5.4896">
                <text:p>-5.4896</text:p>
              </table:table-cell>
            </table:table-row>
            <table:table-row>
              <table:table-cell office:value-type="float" office:value="-5.71957">
                <text:p>-10</text:p>
              </table:table-cell>
              <table:table-cell office:value-type="float" office:value="-8.90837">
                <text:p>-8.90837</text:p>
              </table:table-cell>
              <table:table-cell office:value-type="float" office:value="-4.88756">
                <text:p>-4.887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